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b4af6" officeooo:paragraph-rsid="000b4af6" style:font-size-asian="17.5pt" style:font-size-complex="20pt"/>
    </style:style>
    <style:style style:name="P2" style:family="paragraph" style:parent-style-name="Standard">
      <style:text-properties fo:font-size="13pt" officeooo:rsid="000b4af6" officeooo:paragraph-rsid="000b4af6" style:font-size-asian="11.3500003814697pt" style:font-size-complex="13pt"/>
    </style:style>
    <style:style style:name="P3" style:family="paragraph" style:parent-style-name="Standard">
      <style:text-properties fo:font-size="13pt" officeooo:rsid="000b4af6" officeooo:paragraph-rsid="000c094f" style:font-size-asian="11.3500003814697pt" style:font-size-complex="13pt"/>
    </style:style>
    <style:style style:name="P4" style:family="paragraph" style:parent-style-name="Standard">
      <style:text-properties fo:font-size="13pt" officeooo:rsid="000c094f" officeooo:paragraph-rsid="000c094f" style:font-size-asian="11.3500003814697pt" style:font-size-complex="13pt"/>
    </style:style>
    <style:style style:name="P5" style:family="paragraph" style:parent-style-name="Standard">
      <style:text-properties fo:font-size="13pt" officeooo:rsid="000dfbc0" officeooo:paragraph-rsid="000dfbc0" style:font-size-asian="11.3500003814697pt" style:font-size-complex="13pt"/>
    </style:style>
    <style:style style:name="P6" style:family="paragraph" style:parent-style-name="Standard">
      <style:text-properties fo:font-size="13pt" officeooo:rsid="00116cbe" officeooo:paragraph-rsid="00116cbe" style:font-size-asian="11.3500003814697pt" style:font-size-complex="13pt"/>
    </style:style>
    <style:style style:name="P7" style:family="paragraph" style:parent-style-name="Standard">
      <style:text-properties fo:font-size="13pt" officeooo:rsid="001212b2" officeooo:paragraph-rsid="001212b2" style:font-size-asian="11.3500003814697pt" style:font-size-complex="13pt"/>
    </style:style>
    <style:style style:name="P8" style:family="paragraph" style:parent-style-name="Standard">
      <style:text-properties fo:font-size="13pt" officeooo:rsid="0013e5f2" officeooo:paragraph-rsid="0013e5f2" style:font-size-asian="11.3500003814697pt" style:font-size-complex="13pt"/>
    </style:style>
    <style:style style:name="P9" style:family="paragraph" style:parent-style-name="Standard">
      <style:text-properties fo:font-size="13pt" officeooo:rsid="00185026" officeooo:paragraph-rsid="00185026" style:font-size-asian="11.3500003814697pt" style:font-size-complex="13pt"/>
    </style:style>
    <style:style style:name="P10" style:family="paragraph" style:parent-style-name="Standard">
      <style:text-properties fo:font-size="13pt" officeooo:rsid="00185026" officeooo:paragraph-rsid="001ac776" style:font-size-asian="11.3500003814697pt" style:font-size-complex="13pt"/>
    </style:style>
    <style:style style:name="P11" style:family="paragraph" style:parent-style-name="Standard">
      <style:text-properties fo:font-size="13pt" officeooo:rsid="0019607c" officeooo:paragraph-rsid="0019607c" style:font-size-asian="11.3500003814697pt" style:font-size-complex="13pt"/>
    </style:style>
    <style:style style:name="P12" style:family="paragraph" style:parent-style-name="Standard">
      <style:text-properties fo:font-size="13pt" officeooo:rsid="001ac776" officeooo:paragraph-rsid="001ac776" style:font-size-asian="11.3500003814697pt" style:font-size-complex="13pt"/>
    </style:style>
    <style:style style:name="P13" style:family="paragraph" style:parent-style-name="Standard">
      <style:text-properties fo:font-size="13pt" officeooo:rsid="001b2c7a" officeooo:paragraph-rsid="001b2c7a" style:font-size-asian="11.3500003814697pt" style:font-size-complex="13pt"/>
    </style:style>
    <style:style style:name="P14" style:family="paragraph" style:parent-style-name="Standard">
      <style:text-properties fo:font-size="13pt" officeooo:rsid="001b8bf4" officeooo:paragraph-rsid="001b8bf4" style:font-size-asian="11.3500003814697pt" style:font-size-complex="13pt"/>
    </style:style>
    <style:style style:name="P15" style:family="paragraph" style:parent-style-name="Standard">
      <style:text-properties fo:font-size="13pt" officeooo:rsid="001c236c" officeooo:paragraph-rsid="001c236c" style:font-size-asian="11.3500003814697pt" style:font-size-complex="13pt"/>
    </style:style>
    <style:style style:name="P16" style:family="paragraph" style:parent-style-name="Standard">
      <style:text-properties fo:font-size="13pt" officeooo:rsid="001dbe93" officeooo:paragraph-rsid="001dbe93" style:font-size-asian="11.3500003814697pt" style:font-size-complex="13pt"/>
    </style:style>
    <style:style style:name="P17" style:family="paragraph" style:parent-style-name="Standard">
      <style:text-properties fo:font-size="20pt" officeooo:rsid="00116cbe" officeooo:paragraph-rsid="00116cbe" style:font-size-asian="20pt" style:font-size-complex="20pt"/>
    </style:style>
    <style:style style:name="P18" style:family="paragraph" style:parent-style-name="Standard">
      <style:text-properties fo:font-size="20pt" officeooo:rsid="0019607c" officeooo:paragraph-rsid="0019607c" style:font-size-asian="17.5pt" style:font-size-complex="20pt"/>
    </style:style>
    <style:style style:name="T1" style:family="text">
      <style:text-properties officeooo:rsid="000d549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text-underline-style="solid" style:text-underline-width="auto" style:text-underline-color="font-color" fo:font-weight="bold" officeooo:rsid="000c094f" style:font-size-asian="14pt" style:font-weight-asian="bold" style:font-size-complex="14pt" style:font-weight-complex="bold"/>
    </style:style>
    <style:style style:name="T4" style:family="text">
      <style:text-properties officeooo:rsid="0013de64"/>
    </style:style>
    <style:style style:name="T5" style:family="text">
      <style:text-properties officeooo:rsid="0019607c"/>
    </style:style>
    <style:style style:name="T6" style:family="text">
      <style:text-properties officeooo:rsid="001b2c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twise operations</text:p>
      <text:p text:style-name="P1"/>
      <text:p text:style-name="P2">&amp;, |, ^, ~, &lt;&lt;, &gt;&gt; <text:s/>→ only for whole numbers; chars as well</text:p>
      <text:p text:style-name="P2">mask – it can be uint8_t or uint16_t for example can be signed or unsigned</text:p>
      <text:p text:style-name="P2"><text:span text:style-name="T2">set bit</text:span> n ‘1’ : mask = mask | (1&lt;&lt;bit); → mask |= 1&lt;&lt;bit – because 1 in binary is 000001 and </text:p>
      <text:p text:style-name="P3">a | b equals true when either a or b is true, and &lt;&lt; shifts the bits with the argument on the right, … you get it. a = a+b → a+=b;<text:tab/></text:p>
      <text:p text:style-name="P2"><text:span text:style-name="T3">c</text:span><text:span text:style-name="T2">lear bit </text:span>n: mask &amp;= ~(1&lt;&lt;bit);</text:p>
      <text:p text:style-name="P4"><text:span text:style-name="T2">check bit</text:span>: !!<text:span text:style-name="T1">(</text:span>mask &amp; (1 &lt;&lt; bit)<text:span text:style-name="T1">)</text:span> → 0 or =/=0</text:p>
      <text:p text:style-name="P5"><text:span text:style-name="T2">flip bit:</text:span> mask ^= (1&lt;&lt;bit) → </text:p>
      <text:p text:style-name="P5"/>
      <text:p text:style-name="P17">Functions</text:p>
      <text:p text:style-name="P17"/>
      <text:p text:style-name="P6">void for no return value</text:p>
      <text:p text:style-name="P6"/>
      <text:p text:style-name="P6">void sayHelloN(int n) → “int n” is the formal parameter</text:p>
      <text:p text:style-name="P6">sayHelloN(4) → “4” is the factual parameter (argument)</text:p>
      <text:p text:style-name="P6"/>
      <text:p text:style-name="P7">pointer : &amp; → ad<text:span text:style-name="T4">d</text:span>ress; * → value of an ad<text:span text:style-name="T4">d</text:span>ress</text:p>
      <text:p text:style-name="P8">Pointers have types.</text:p>
      <text:p text:style-name="P9">Interview quiestions</text:p>
      <text:p text:style-name="P9">what is virtual memory ?</text:p>
      <text:p text:style-name="P10">Why is virtual memory?</text:p>
      <text:p text:style-name="P9">Pointer stuff. <text:span text:style-name="T5">Check the playlist.</text:span></text:p>
      <text:p text:style-name="P9"/>
      <text:p text:style-name="P18">Address arithmetics</text:p>
      <text:p text:style-name="P18"/>
      <text:p text:style-name="P11">int *p = &amp;a;</text:p>
      <text:p text:style-name="P11">p+1 or p+2 → addr +- n*sizeof(type)</text:p>
      <text:p text:style-name="P11"/>
      <text:p text:style-name="P12">&amp;variable → address</text:p>
      <text:p text:style-name="P12">*address → value <text:span text:style-name="T6">(dereferencing)</text:span></text:p>
      <text:p text:style-name="P12"/>
      <text:p text:style-name="P12"><text:s text:c="6"/><text:span text:style-name="T6">a <text:s text:c="4"/>b</text:span></text:p>
      <text:p text:style-name="P13">| <text:s text:c="2"/>| 20 | 50 |</text:p>
      <text:p text:style-name="P13">p = &amp;a;</text:p>
      <text:p text:style-name="P13">*p → 20</text:p>
      <text:p text:style-name="P13">*p+1 → 21;</text:p>
      <text:p text:style-name="P13">*(p+1) → 50;</text:p>
      <text:p text:style-name="P13"/>
      <text:p text:style-name="P14">number[i] = i[numbers] <text:s/>a[i] &lt;=&gt; i[a] <text:s/>&lt;=&gt; *(a+i) &lt;=&gt; *(i+a)</text:p>
      <text:p text:style-name="P15">nums[i] &lt;=&gt; *(nums +i)</text:p>
      <text:p text:style-name="P15">&amp;nums[i] &lt;=&gt; nums +i <text:s text:c="2"/>← best IMO</text:p>
      <text:p text:style-name="P15">&amp;nums[i] &lt;=&gt; &amp;(*(nums+i))</text:p>
      <text:p text:style-name="P16"><text:soft-page-break/></text:p>
      <text:p text:style-name="P16">Task: uint32_t mask[n]; //TODO → setBit/clearBit /flipBit(uint32_t* mask, unsigned len, unsignedbit);</text:p>
      <text:p text:style-name="P16">arguments:</text:p>
      <text:p text:style-name="P16">mask → whole array of masks with len elements and we want to set the ‘bit’ bit</text:p>
      <text:p text:style-name="P11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4T10:06:37.956091754</meta:creation-date>
    <meta:generator>LibreOffice/7.3.4.2$Linux_X86_64 LibreOffice_project/30$Build-2</meta:generator>
    <dc:date>2022-07-14T17:05:55.027841609</dc:date>
    <meta:editing-duration>PT3H47M13S</meta:editing-duration>
    <meta:editing-cycles>13</meta:editing-cycles>
    <meta:document-statistic meta:table-count="0" meta:image-count="0" meta:object-count="0" meta:page-count="2" meta:paragraph-count="36" meta:word-count="253" meta:character-count="1297" meta:non-whitespace-character-count="1058"/>
  </office:meta>
</office:document-meta>
</file>